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93519E3DF0E617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05d5" officeooo:paragraph-rsid="001f05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 generated from Bacteria population sampling without Anitbiotic:</text:p>
      <text:p text:style-name="P1"><draw:frame draw:style-name="fr1" draw:name="Image1" text:anchor-type="paragraph" svg:width="14.187cm" svg:height="10.64cm" draw:z-index="0"><draw:image xlink:href="Pictures/1000020100000280000001E093519E3DF0E617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1:50:24.353667950</meta:creation-date>
    <dc:date>2021-05-13T20:32:23.419736285</dc:date>
    <meta:editing-duration>PT8H31M59S</meta:editing-duration>
    <meta:editing-cycles>1</meta:editing-cycles>
    <meta:document-statistic meta:table-count="0" meta:image-count="1" meta:object-count="0" meta:page-count="1" meta:paragraph-count="1" meta:word-count="8" meta:character-count="69" meta:non-whitespace-character-count="62"/>
    <meta:generator>LibreOffice/6.0.7.3$Linux_X86_64 LibreOffice_project/00m0$Build-3</meta:generator>
  </office:meta>
</office:document-meta>
</file>